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3.433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4.438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1.083cm"/>
    </style:style>
    <style:style style:name="co11" style:family="table-column">
      <style:table-column-properties fo:break-before="auto" style:column-width="0.889cm"/>
    </style:style>
    <style:style style:name="co12" style:family="table-column">
      <style:table-column-properties fo:break-before="auto" style:column-width="2.376cm"/>
    </style:style>
    <style:style style:name="co13" style:family="table-column">
      <style:table-column-properties fo:break-before="auto" style:column-width="2.238cm"/>
    </style:style>
    <style:style style:name="co14" style:family="table-column">
      <style:table-column-properties fo:break-before="auto" style:column-width="2.027cm"/>
    </style:style>
    <style:style style:name="co15" style:family="table-column">
      <style:table-column-properties fo:break-before="auto" style:column-width="2.217cm"/>
    </style:style>
    <style:style style:name="co16" style:family="table-column">
      <style:table-column-properties fo:break-before="auto" style:column-width="1.244cm"/>
    </style:style>
    <style:style style:name="co17" style:family="table-column">
      <style:table-column-properties fo:break-before="auto" style:column-width="3.641cm"/>
    </style:style>
    <style:style style:name="co18" style:family="table-column">
      <style:table-column-properties fo:break-before="auto" style:column-width="0.863cm"/>
    </style:style>
    <style:style style:name="ro1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66ff00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66ff00"/>
    </style:style>
    <style:style style:name="ce4" style:family="table-cell" style:parent-style-name="Default">
      <style:map style:condition="cell-content()=1" style:apply-style-name="grün" style:base-cell-address="Tabelle1.G1"/>
      <style:map style:condition="cell-content()!=1" style:apply-style-name="rot" style:base-cell-address="Tabelle1.G1"/>
    </style:style>
    <style:style style:name="ce5" style:family="table-cell" style:parent-style-name="Default">
      <style:map style:condition="cell-content()=1" style:apply-style-name="grün" style:base-cell-address="Tabelle1.G28"/>
      <style:map style:condition="cell-content()!=1" style:apply-style-name="rot" style:base-cell-address="Tabelle1.G28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66ff00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cc6699" style:text-align-source="fix" style:repeat-content="false"/>
      <style:paragraph-properties fo:text-align="start" fo:margin-left="0cm"/>
    </style:style>
    <style:style style:name="ce10" style:family="table-cell" style:parent-style-name="Default" style:data-style-name="N60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d320"/>
    </style:style>
    <style:style style:name="ce12" style:family="table-cell" style:parent-style-name="Default">
      <style:table-cell-properties fo:background-color="#ffd32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e6e6ff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9" table:default-cell-style-name="ce11"/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column table:style-name="co9" table:default-cell-style-name="ce13"/>
        <table:table-column table:style-name="co10" table:default-cell-style-name="ce7"/>
        <table:table-column table:style-name="co1" table:default-cell-style-name="ce7"/>
        <table:table-column table:style-name="co11" table:default-cell-style-name="ce14"/>
        <table:table-column table:style-name="co13" table:default-cell-style-name="ce7"/>
        <table:table-column table:style-name="co1" table:default-cell-style-name="ce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n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Bit Width 100+6*50</text:p>
          </table:table-cell>
          <table:table-cell office:value-type="string" calcext:value-type="string">
            <text:p>Frame 3-255</text:p>
          </table:table-cell>
          <table:table-cell office:value-type="string" calcext:value-type="string">
            <text:p>ID 0-65535</text:p>
          </table:table-cell>
          <table:table-cell table:style-name="ce4" office:value-type="string" calcext:value-type="string">
            <text:p>Correct?</text:p>
          </table:table-cell>
          <table:table-cell office:value-type="string" calcext:value-type="string">
            <text:p>Packet program_raw</text:p>
          </table:table-cell>
          <table:table-cell office:value-type="string" calcext:value-type="string">
            <text:p>uppercase</text:p>
          </table:table-cell>
          <table:table-cell office:value-type="string" calcext:value-type="string">
            <text:p>ID in Hex</text:p>
          </table:table-cell>
          <table:table-cell office:value-type="string" calcext:value-type="string">
            <text:p>Action_Byte01</text:p>
          </table:table-cell>
          <table:table-cell table:number-columns-repeated="3"/>
          <table:table-cell office:value-type="string" calcext:value-type="string">
            <text:p>Action_Byte02</text:p>
          </table:table-cell>
          <table:table-cell table:number-columns-repeated="6"/>
          <table:table-cell office:value-type="string" calcext:value-type="string">
            <text:p>Padding 20</text:p>
          </table:table-cell>
          <table:table-cell office:value-type="string" calcext:value-type="string">
            <text:p>frame in hex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prediction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2]=[.Y2];1;0)" office:value-type="float" office:value="1" calcext:value-type="float">
            <text:p>1</text:p>
          </table:table-cell>
          <table:table-cell table:formula="of:=UPPER( &quot;1a85f070200a0018&quot;)" office:value-type="string" office:string-value="1A85F070200A0018" calcext:value-type="string">
            <text:p>1A85F070200A0018</text:p>
          </table:table-cell>
          <table:table-cell table:style-name="ce6" table:formula="of:=UPPER([.H2])" office:value-type="string" office:string-value="1A85F070200A0018" calcext:value-type="string">
            <text:p>1A85F070200A0018</text:p>
          </table:table-cell>
          <table:table-cell table:formula="of:=DEC2HEX([.F2];4)" office:value-type="string" office:string-value="1A85" calcext:value-type="string">
            <text:p>1A85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2]);8)" office:value-type="string" office:string-value="11110000" calcext:value-type="string">
            <text:p>11110000</text:p>
          </table:table-cell>
          <table:table-cell table:style-name="ce7" table:formula="of:=LEFT([.L2];4)" office:value-type="string" office:string-value="1111" calcext:value-type="string">
            <text:p>1111</text:p>
          </table:table-cell>
          <table:table-cell table:style-name="ce7" table:formula="of:=BIN2DEC([.M2])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formula="of:=DEC2BIN(HEX2DEC([.O2]);8)" office:value-type="string" office:string-value="01110000" calcext:value-type="string">
            <text:p>01110000</text:p>
          </table:table-cell>
          <table:table-cell table:formula="of:=LEFT([.P2];4)" office:value-type="string" office:string-value="0111" calcext:value-type="string">
            <text:p>0111</text:p>
          </table:table-cell>
          <table:table-cell table:style-name="Default" table:formula="of:=RIGHT([.P2];4)" office:value-type="string" office:string-value="0000" calcext:value-type="string">
            <text:p>0000</text:p>
          </table:table-cell>
          <table:table-cell table:formula="of:=BIN2DEC([.Q2])" office:value-type="float" office:value="7" calcext:value-type="float">
            <text:p>7</text:p>
          </table:table-cell>
          <table:table-cell table:formula="of:=BIN2DEC([.R2])" office:value-type="float" office:value="0" calcext:value-type="float">
            <text:p>0</text:p>
          </table:table-cell>
          <table:table-cell table:formula="of:=HEX2DEC([.O2])"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table:formula="of:=DEC2HEX([.E2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2]&amp;[.K2]&amp;[.O2]&amp;[.V2]&amp;[.W2]&amp;[.X2]" office:value-type="string" office:string-value="1A85F070200A0018" calcext:value-type="string">
            <text:p>1A85F070200A0018</text:p>
          </table:table-cell>
          <table:table-cell/>
          <table:table-cell table:formula="of:=HEX2DEC([.X2])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3]=[.Y3];1;0)" office:value-type="float" office:value="1" calcext:value-type="float">
            <text:p>1</text:p>
          </table:table-cell>
          <table:table-cell office:value-type="string" calcext:value-type="string">
            <text:p>1a85e080200a0018</text:p>
          </table:table-cell>
          <table:table-cell table:style-name="ce6" table:formula="of:=UPPER([.H3])" office:value-type="string" office:string-value="1A85E080200A0018" calcext:value-type="string">
            <text:p>1A85E080200A0018</text:p>
          </table:table-cell>
          <table:table-cell table:formula="of:=DEC2HEX([.F3];4)" office:value-type="string" office:string-value="1A85" calcext:value-type="string">
            <text:p>1A85</text:p>
          </table:table-cell>
          <table:table-cell table:style-name="ce9" office:value-type="string" calcext:value-type="string">
            <text:p>E0</text:p>
          </table:table-cell>
          <table:table-cell table:style-name="ce12" table:formula="of:=DEC2BIN(HEX2DEC([.K3]);8)" office:value-type="string" office:string-value="11100000" calcext:value-type="string">
            <text:p>11100000</text:p>
          </table:table-cell>
          <table:table-cell table:style-name="ce7" table:formula="of:=LEFT([.L3];4)" office:value-type="string" office:string-value="1110" calcext:value-type="string">
            <text:p>1110</text:p>
          </table:table-cell>
          <table:table-cell table:style-name="ce7" table:formula="of:=BIN2DEC([.M3])"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formula="of:=DEC2BIN(HEX2DEC([.O3]);8)" office:value-type="string" office:string-value="10000000" calcext:value-type="string">
            <text:p>10000000</text:p>
          </table:table-cell>
          <table:table-cell table:formula="of:=LEFT([.P3];4)" office:value-type="string" office:string-value="1000" calcext:value-type="string">
            <text:p>1000</text:p>
          </table:table-cell>
          <table:table-cell table:style-name="Default" table:formula="of:=RIGHT([.P3];4)" office:value-type="string" office:string-value="0000" calcext:value-type="string">
            <text:p>0000</text:p>
          </table:table-cell>
          <table:table-cell table:formula="of:=BIN2DEC([.Q3])" office:value-type="float" office:value="8" calcext:value-type="float">
            <text:p>8</text:p>
          </table:table-cell>
          <table:table-cell table:formula="of:=BIN2DEC([.R3])" office:value-type="float" office:value="0" calcext:value-type="float">
            <text:p>0</text:p>
          </table:table-cell>
          <table:table-cell table:formula="of:=HEX2DEC([.O3])"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table:formula="of:=DEC2HEX([.E3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3]&amp;[.K3]&amp;[.O3]&amp;[.V3]&amp;[.W3]&amp;[.X3]" office:value-type="string" office:string-value="1A85E080200A0018" calcext:value-type="string">
            <text:p>1A85E080200A0018</text:p>
          </table:table-cell>
          <table:table-cell/>
          <table:table-cell table:formula="of:=HEX2DEC([.X3])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4]=[.Y4];1;0)" office:value-type="float" office:value="1" calcext:value-type="float">
            <text:p>1</text:p>
          </table:table-cell>
          <table:table-cell office:value-type="string" calcext:value-type="string">
            <text:p>1a85d090200a0018</text:p>
          </table:table-cell>
          <table:table-cell table:style-name="ce6" table:formula="of:=UPPER([.H4])" office:value-type="string" office:string-value="1A85D090200A0018" calcext:value-type="string">
            <text:p>1A85D090200A0018</text:p>
          </table:table-cell>
          <table:table-cell table:formula="of:=DEC2HEX([.F4];4)" office:value-type="string" office:string-value="1A85" calcext:value-type="string">
            <text:p>1A85</text:p>
          </table:table-cell>
          <table:table-cell table:style-name="ce9" office:value-type="string" calcext:value-type="string">
            <text:p>D0</text:p>
          </table:table-cell>
          <table:table-cell table:style-name="ce12" table:formula="of:=DEC2BIN(HEX2DEC([.K4]);8)" office:value-type="string" office:string-value="11010000" calcext:value-type="string">
            <text:p>11010000</text:p>
          </table:table-cell>
          <table:table-cell table:style-name="ce7" table:formula="of:=LEFT([.L4];4)" office:value-type="string" office:string-value="1101" calcext:value-type="string">
            <text:p>1101</text:p>
          </table:table-cell>
          <table:table-cell table:style-name="ce7" table:formula="of:=BIN2DEC([.M4])"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table:formula="of:=DEC2BIN(HEX2DEC([.O4]);8)" office:value-type="string" office:string-value="10010000" calcext:value-type="string">
            <text:p>10010000</text:p>
          </table:table-cell>
          <table:table-cell table:formula="of:=LEFT([.P4];4)" office:value-type="string" office:string-value="1001" calcext:value-type="string">
            <text:p>1001</text:p>
          </table:table-cell>
          <table:table-cell table:style-name="Default" table:formula="of:=RIGHT([.P4];4)" office:value-type="string" office:string-value="0000" calcext:value-type="string">
            <text:p>0000</text:p>
          </table:table-cell>
          <table:table-cell table:formula="of:=BIN2DEC([.Q4])" office:value-type="float" office:value="9" calcext:value-type="float">
            <text:p>9</text:p>
          </table:table-cell>
          <table:table-cell table:formula="of:=BIN2DEC([.R4])" office:value-type="float" office:value="0" calcext:value-type="float">
            <text:p>0</text:p>
          </table:table-cell>
          <table:table-cell table:formula="of:=HEX2DEC([.O4])"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formula="of:=DEC2HEX([.E4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4]&amp;[.K4]&amp;[.O4]&amp;[.V4]&amp;[.W4]&amp;[.X4]" office:value-type="string" office:string-value="1A85D090200A0018" calcext:value-type="string">
            <text:p>1A85D090200A0018</text:p>
          </table:table-cell>
          <table:table-cell/>
          <table:table-cell table:formula="of:=HEX2DEC([.X4])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5]=[.Y5];1;0)" office:value-type="float" office:value="1" calcext:value-type="float">
            <text:p>1</text:p>
          </table:table-cell>
          <table:table-cell office:value-type="string" calcext:value-type="string">
            <text:p>1a85c0a0200a0018</text:p>
          </table:table-cell>
          <table:table-cell table:style-name="ce6" table:formula="of:=UPPER([.H5])" office:value-type="string" office:string-value="1A85C0A0200A0018" calcext:value-type="string">
            <text:p>1A85C0A0200A0018</text:p>
          </table:table-cell>
          <table:table-cell table:formula="of:=DEC2HEX([.F5];4)" office:value-type="string" office:string-value="1A85" calcext:value-type="string">
            <text:p>1A85</text:p>
          </table:table-cell>
          <table:table-cell office:value-type="string" calcext:value-type="string">
            <text:p>C0</text:p>
          </table:table-cell>
          <table:table-cell table:style-name="ce12" table:formula="of:=DEC2BIN(HEX2DEC([.K5]);8)" office:value-type="string" office:string-value="11000000" calcext:value-type="string">
            <text:p>11000000</text:p>
          </table:table-cell>
          <table:table-cell table:style-name="ce7" table:formula="of:=LEFT([.L5];4)" office:value-type="string" office:string-value="1100" calcext:value-type="string">
            <text:p>1100</text:p>
          </table:table-cell>
          <table:table-cell table:style-name="ce7" table:formula="of:=BIN2DEC([.M5])" office:value-type="float" office:value="12" calcext:value-type="float">
            <text:p>12</text:p>
          </table:table-cell>
          <table:table-cell office:value-type="string" calcext:value-type="string">
            <text:p>A0</text:p>
          </table:table-cell>
          <table:table-cell table:formula="of:=DEC2BIN(HEX2DEC([.O5]);8)" office:value-type="string" office:string-value="10100000" calcext:value-type="string">
            <text:p>10100000</text:p>
          </table:table-cell>
          <table:table-cell table:formula="of:=LEFT([.P5];4)" office:value-type="string" office:string-value="1010" calcext:value-type="string">
            <text:p>1010</text:p>
          </table:table-cell>
          <table:table-cell table:style-name="Default" table:formula="of:=RIGHT([.P5];4)" office:value-type="string" office:string-value="0000" calcext:value-type="string">
            <text:p>0000</text:p>
          </table:table-cell>
          <table:table-cell table:formula="of:=BIN2DEC([.Q5])" office:value-type="float" office:value="10" calcext:value-type="float">
            <text:p>10</text:p>
          </table:table-cell>
          <table:table-cell table:formula="of:=BIN2DEC([.R5])" office:value-type="float" office:value="0" calcext:value-type="float">
            <text:p>0</text:p>
          </table:table-cell>
          <table:table-cell table:formula="of:=HEX2DEC([.O5])"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DEC2HEX([.E5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5]&amp;[.K5]&amp;[.O5]&amp;[.V5]&amp;[.W5]&amp;[.X5]" office:value-type="string" office:string-value="1A85C0A0200A0018" calcext:value-type="string">
            <text:p>1A85C0A0200A0018</text:p>
          </table:table-cell>
          <table:table-cell/>
          <table:table-cell table:formula="of:=HEX2DEC([.X5])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6]=[.Y6];1;0)" office:value-type="float" office:value="1" calcext:value-type="float">
            <text:p>1</text:p>
          </table:table-cell>
          <table:table-cell office:value-type="string" calcext:value-type="string">
            <text:p>1a85b0b0200a0018</text:p>
          </table:table-cell>
          <table:table-cell table:style-name="ce6" table:formula="of:=UPPER([.H6])" office:value-type="string" office:string-value="1A85B0B0200A0018" calcext:value-type="string">
            <text:p>1A85B0B0200A0018</text:p>
          </table:table-cell>
          <table:table-cell table:formula="of:=DEC2HEX([.F6];4)" office:value-type="string" office:string-value="1A85" calcext:value-type="string">
            <text:p>1A85</text:p>
          </table:table-cell>
          <table:table-cell office:value-type="string" calcext:value-type="string">
            <text:p>B0</text:p>
          </table:table-cell>
          <table:table-cell table:style-name="ce12" table:formula="of:=DEC2BIN(HEX2DEC([.K6]);8)" office:value-type="string" office:string-value="10110000" calcext:value-type="string">
            <text:p>10110000</text:p>
          </table:table-cell>
          <table:table-cell table:style-name="ce7" table:formula="of:=LEFT([.L6];4)" office:value-type="string" office:string-value="1011" calcext:value-type="string">
            <text:p>1011</text:p>
          </table:table-cell>
          <table:table-cell table:style-name="ce7" table:formula="of:=BIN2DEC([.M6])" office:value-type="float" office:value="11" calcext:value-type="float">
            <text:p>11</text:p>
          </table:table-cell>
          <table:table-cell office:value-type="string" calcext:value-type="string">
            <text:p>B0</text:p>
          </table:table-cell>
          <table:table-cell table:formula="of:=DEC2BIN(HEX2DEC([.O6]);8)" office:value-type="string" office:string-value="10110000" calcext:value-type="string">
            <text:p>10110000</text:p>
          </table:table-cell>
          <table:table-cell table:formula="of:=LEFT([.P6];4)" office:value-type="string" office:string-value="1011" calcext:value-type="string">
            <text:p>1011</text:p>
          </table:table-cell>
          <table:table-cell table:style-name="Default" table:formula="of:=RIGHT([.P6];4)" office:value-type="string" office:string-value="0000" calcext:value-type="string">
            <text:p>0000</text:p>
          </table:table-cell>
          <table:table-cell table:formula="of:=BIN2DEC([.Q6])" office:value-type="float" office:value="11" calcext:value-type="float">
            <text:p>11</text:p>
          </table:table-cell>
          <table:table-cell table:formula="of:=BIN2DEC([.R6])" office:value-type="float" office:value="0" calcext:value-type="float">
            <text:p>0</text:p>
          </table:table-cell>
          <table:table-cell table:formula="of:=HEX2DEC([.O6])"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DEC2HEX([.E6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6]&amp;[.K6]&amp;[.O6]&amp;[.V6]&amp;[.W6]&amp;[.X6]" office:value-type="string" office:string-value="1A85B0B0200A0018" calcext:value-type="string">
            <text:p>1A85B0B0200A0018</text:p>
          </table:table-cell>
          <table:table-cell/>
          <table:table-cell table:formula="of:=HEX2DEC([.X6])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7]=[.Y7];1;0)" office:value-type="float" office:value="1" calcext:value-type="float">
            <text:p>1</text:p>
          </table:table-cell>
          <table:table-cell office:value-type="string" calcext:value-type="string">
            <text:p>1a85a0c0200a0018</text:p>
          </table:table-cell>
          <table:table-cell table:style-name="ce6" table:formula="of:=UPPER([.H7])" office:value-type="string" office:string-value="1A85A0C0200A0018" calcext:value-type="string">
            <text:p>1A85A0C0200A0018</text:p>
          </table:table-cell>
          <table:table-cell table:formula="of:=DEC2HEX([.F7];4)" office:value-type="string" office:string-value="1A85" calcext:value-type="string">
            <text:p>1A85</text:p>
          </table:table-cell>
          <table:table-cell office:value-type="string" calcext:value-type="string">
            <text:p>A0</text:p>
          </table:table-cell>
          <table:table-cell table:style-name="ce12" table:formula="of:=DEC2BIN(HEX2DEC([.K7]);8)" office:value-type="string" office:string-value="10100000" calcext:value-type="string">
            <text:p>10100000</text:p>
          </table:table-cell>
          <table:table-cell table:style-name="ce7" table:formula="of:=LEFT([.L7];4)" office:value-type="string" office:string-value="1010" calcext:value-type="string">
            <text:p>1010</text:p>
          </table:table-cell>
          <table:table-cell table:style-name="ce7" table:formula="of:=BIN2DEC([.M7])" office:value-type="float" office:value="10" calcext:value-type="float">
            <text:p>10</text:p>
          </table:table-cell>
          <table:table-cell office:value-type="string" calcext:value-type="string">
            <text:p>C0</text:p>
          </table:table-cell>
          <table:table-cell table:formula="of:=DEC2BIN(HEX2DEC([.O7]);8)" office:value-type="string" office:string-value="11000000" calcext:value-type="string">
            <text:p>11000000</text:p>
          </table:table-cell>
          <table:table-cell table:formula="of:=LEFT([.P7];4)" office:value-type="string" office:string-value="1100" calcext:value-type="string">
            <text:p>1100</text:p>
          </table:table-cell>
          <table:table-cell table:style-name="Default" table:formula="of:=RIGHT([.P7];4)" office:value-type="string" office:string-value="0000" calcext:value-type="string">
            <text:p>0000</text:p>
          </table:table-cell>
          <table:table-cell table:formula="of:=BIN2DEC([.Q7])" office:value-type="float" office:value="12" calcext:value-type="float">
            <text:p>12</text:p>
          </table:table-cell>
          <table:table-cell table:formula="of:=BIN2DEC([.R7])" office:value-type="float" office:value="0" calcext:value-type="float">
            <text:p>0</text:p>
          </table:table-cell>
          <table:table-cell table:formula="of:=HEX2DEC([.O7])"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table:formula="of:=DEC2HEX([.E7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7]&amp;[.K7]&amp;[.O7]&amp;[.V7]&amp;[.W7]&amp;[.X7]" office:value-type="string" office:string-value="1A85A0C0200A0018" calcext:value-type="string">
            <text:p>1A85A0C0200A0018</text:p>
          </table:table-cell>
          <table:table-cell/>
          <table:table-cell table:formula="of:=HEX2DEC([.X7])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8]=[.Y8];1;0)" office:value-type="float" office:value="1" calcext:value-type="float">
            <text:p>1</text:p>
          </table:table-cell>
          <table:table-cell office:value-type="string" calcext:value-type="string">
            <text:p>1a8590d0200a0018</text:p>
          </table:table-cell>
          <table:table-cell table:style-name="ce6" table:formula="of:=UPPER([.H8])" office:value-type="string" office:string-value="1A8590D0200A0018" calcext:value-type="string">
            <text:p>1A8590D0200A0018</text:p>
          </table:table-cell>
          <table:table-cell table:formula="of:=DEC2HEX([.F8];4)" office:value-type="string" office:string-value="1A85" calcext:value-type="string">
            <text:p>1A85</text:p>
          </table:table-cell>
          <table:table-cell office:value-type="float" office:value="90" calcext:value-type="float">
            <text:p>90</text:p>
          </table:table-cell>
          <table:table-cell table:style-name="ce12" table:formula="of:=DEC2BIN(HEX2DEC([.K8]);8)" office:value-type="string" office:string-value="10010000" calcext:value-type="string">
            <text:p>10010000</text:p>
          </table:table-cell>
          <table:table-cell table:style-name="ce7" table:formula="of:=LEFT([.L8];4)" office:value-type="string" office:string-value="1001" calcext:value-type="string">
            <text:p>1001</text:p>
          </table:table-cell>
          <table:table-cell table:style-name="ce7" table:formula="of:=BIN2DEC([.M8])" office:value-type="float" office:value="9" calcext:value-type="float">
            <text:p>9</text:p>
          </table:table-cell>
          <table:table-cell office:value-type="string" calcext:value-type="string">
            <text:p>D0</text:p>
          </table:table-cell>
          <table:table-cell table:formula="of:=DEC2BIN(HEX2DEC([.O8]);8)" office:value-type="string" office:string-value="11010000" calcext:value-type="string">
            <text:p>11010000</text:p>
          </table:table-cell>
          <table:table-cell table:formula="of:=LEFT([.P8];4)" office:value-type="string" office:string-value="1101" calcext:value-type="string">
            <text:p>1101</text:p>
          </table:table-cell>
          <table:table-cell table:style-name="Default" table:formula="of:=RIGHT([.P8];4)" office:value-type="string" office:string-value="0000" calcext:value-type="string">
            <text:p>0000</text:p>
          </table:table-cell>
          <table:table-cell table:formula="of:=BIN2DEC([.Q8])" office:value-type="float" office:value="13" calcext:value-type="float">
            <text:p>13</text:p>
          </table:table-cell>
          <table:table-cell table:formula="of:=BIN2DEC([.R8])" office:value-type="float" office:value="0" calcext:value-type="float">
            <text:p>0</text:p>
          </table:table-cell>
          <table:table-cell table:formula="of:=HEX2DEC([.O8])"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formula="of:=DEC2HEX([.E8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8]&amp;[.K8]&amp;[.O8]&amp;[.V8]&amp;[.W8]&amp;[.X8]" office:value-type="string" office:string-value="1A8590D0200A0018" calcext:value-type="string">
            <text:p>1A8590D0200A0018</text:p>
          </table:table-cell>
          <table:table-cell/>
          <table:table-cell table:formula="of:=HEX2DEC([.X8])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9]=[.Y9];1;0)" office:value-type="float" office:value="1" calcext:value-type="float">
            <text:p>1</text:p>
          </table:table-cell>
          <table:table-cell office:value-type="string" calcext:value-type="string">
            <text:p>1a8580e0200a0018</text:p>
          </table:table-cell>
          <table:table-cell table:style-name="ce6" table:formula="of:=UPPER([.H9])" office:value-type="string" office:string-value="1A8580E0200A0018" calcext:value-type="string">
            <text:p>1A8580E0200A0018</text:p>
          </table:table-cell>
          <table:table-cell table:formula="of:=DEC2HEX([.F9];4)" office:value-type="string" office:string-value="1A85" calcext:value-type="string">
            <text:p>1A85</text:p>
          </table:table-cell>
          <table:table-cell table:style-name="ce10" office:value-type="string" calcext:value-type="string">
            <text:p>80</text:p>
          </table:table-cell>
          <table:table-cell table:style-name="ce12" table:formula="of:=DEC2BIN(HEX2DEC([.K9]);8)" office:value-type="string" office:string-value="10000000" calcext:value-type="string">
            <text:p>10000000</text:p>
          </table:table-cell>
          <table:table-cell table:style-name="ce7" table:formula="of:=LEFT([.L9];4)" office:value-type="string" office:string-value="1000" calcext:value-type="string">
            <text:p>1000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E0</text:p>
          </table:table-cell>
          <table:table-cell table:formula="of:=DEC2BIN(HEX2DEC([.O9]);8)" office:value-type="string" office:string-value="11100000" calcext:value-type="string">
            <text:p>11100000</text:p>
          </table:table-cell>
          <table:table-cell table:formula="of:=LEFT([.P9];4)" office:value-type="string" office:string-value="1110" calcext:value-type="string">
            <text:p>1110</text:p>
          </table:table-cell>
          <table:table-cell table:style-name="Default" table:formula="of:=RIGHT([.P9];4)" office:value-type="string" office:string-value="0000" calcext:value-type="string">
            <text:p>0000</text:p>
          </table:table-cell>
          <table:table-cell table:formula="of:=BIN2DEC([.Q9])" office:value-type="float" office:value="14" calcext:value-type="float">
            <text:p>14</text:p>
          </table:table-cell>
          <table:table-cell table:formula="of:=BIN2DEC([.R9])" office:value-type="float" office:value="0" calcext:value-type="float">
            <text:p>0</text:p>
          </table:table-cell>
          <table:table-cell table:formula="of:=HEX2DEC([.O9])" office:value-type="float" office:value="224" calcext:value-type="float">
            <text:p>224</text:p>
          </table:table-cell>
          <table:table-cell office:value-type="float" office:value="20" calcext:value-type="float">
            <text:p>20</text:p>
          </table:table-cell>
          <table:table-cell table:formula="of:=DEC2HEX([.E9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9]&amp;[.K9]&amp;[.O9]&amp;[.V9]&amp;[.W9]&amp;[.X9]" office:value-type="string" office:string-value="1A8580E0200A0018" calcext:value-type="string">
            <text:p>1A8580E0200A0018</text:p>
          </table:table-cell>
          <table:table-cell/>
          <table:table-cell table:formula="of:=HEX2DEC([.X9])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ON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10]=[.Y10];1;0)" office:value-type="float" office:value="1" calcext:value-type="float">
            <text:p>1</text:p>
          </table:table-cell>
          <table:table-cell office:value-type="string" calcext:value-type="string">
            <text:p>1a852040200a0018</text:p>
          </table:table-cell>
          <table:table-cell table:style-name="ce6" table:formula="of:=UPPER([.H10])" office:value-type="string" office:string-value="1A852040200A0018" calcext:value-type="string">
            <text:p>1A852040200A0018</text:p>
          </table:table-cell>
          <table:table-cell table:formula="of:=DEC2HEX([.F10];4)" office:value-type="string" office:string-value="1A85" calcext:value-type="string">
            <text:p>1A85</text:p>
          </table:table-cell>
          <table:table-cell office:value-type="float" office:value="20" calcext:value-type="float">
            <text:p>20</text:p>
          </table:table-cell>
          <table:table-cell table:style-name="ce12" table:formula="of:=DEC2BIN(HEX2DEC([.K10]);8)" office:value-type="string" office:string-value="00100000" calcext:value-type="string">
            <text:p>00100000</text:p>
          </table:table-cell>
          <table:table-cell table:style-name="ce7" table:formula="of:=LEFT([.L10];4)" office:value-type="string" office:string-value="0010" calcext:value-type="string">
            <text:p>0010</text:p>
          </table:table-cell>
          <table:table-cell table:style-name="ce7" table:formula="of:=BIN2DEC([.M10])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DEC2BIN(HEX2DEC([.O10]);8)" office:value-type="string" office:string-value="01000000" calcext:value-type="string">
            <text:p>01000000</text:p>
          </table:table-cell>
          <table:table-cell table:formula="of:=LEFT([.P10];4)" office:value-type="string" office:string-value="0100" calcext:value-type="string">
            <text:p>0100</text:p>
          </table:table-cell>
          <table:table-cell table:style-name="Default" table:formula="of:=RIGHT([.P10];4)" office:value-type="string" office:string-value="0000" calcext:value-type="string">
            <text:p>0000</text:p>
          </table:table-cell>
          <table:table-cell table:formula="of:=BIN2DEC([.Q10])" office:value-type="float" office:value="4" calcext:value-type="float">
            <text:p>4</text:p>
          </table:table-cell>
          <table:table-cell table:formula="of:=BIN2DEC([.R10])" office:value-type="float" office:value="0" calcext:value-type="float">
            <text:p>0</text:p>
          </table:table-cell>
          <table:table-cell table:formula="of:=HEX2DEC([.O10])"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table:formula="of:=DEC2HEX([.E10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10]&amp;[.K10]&amp;[.O10]&amp;[.V10]&amp;[.W10]&amp;[.X10]" office:value-type="string" office:string-value="1A852040200A0018" calcext:value-type="string">
            <text:p>1A852040200A0018</text:p>
          </table:table-cell>
          <table:table-cell/>
          <table:table-cell table:formula="of:=HEX2DEC([.X10])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OF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789" calcext:value-type="float">
            <text:p>6789</text:p>
          </table:table-cell>
          <table:table-cell table:style-name="ce4" table:formula="of:=IF([.I11]=[.Y11];1;0)" office:value-type="float" office:value="1" calcext:value-type="float">
            <text:p>1</text:p>
          </table:table-cell>
          <table:table-cell office:value-type="string" calcext:value-type="string">
            <text:p>1a851050200a0018</text:p>
          </table:table-cell>
          <table:table-cell table:style-name="ce6" table:formula="of:=UPPER([.H11])" office:value-type="string" office:string-value="1A851050200A0018" calcext:value-type="string">
            <text:p>1A851050200A0018</text:p>
          </table:table-cell>
          <table:table-cell table:formula="of:=DEC2HEX([.F11];4)" office:value-type="string" office:string-value="1A85" calcext:value-type="string">
            <text:p>1A85</text:p>
          </table:table-cell>
          <table:table-cell office:value-type="float" office:value="10" calcext:value-type="float">
            <text:p>10</text:p>
          </table:table-cell>
          <table:table-cell table:style-name="ce12" table:formula="of:=DEC2BIN(HEX2DEC([.K11]);8)" office:value-type="string" office:string-value="00010000" calcext:value-type="string">
            <text:p>00010000</text:p>
          </table:table-cell>
          <table:table-cell table:style-name="ce7" table:formula="of:=LEFT([.L11];4)" office:value-type="string" office:string-value="0001" calcext:value-type="string">
            <text:p>0001</text:p>
          </table:table-cell>
          <table:table-cell table:style-name="ce7" table:formula="of:=BIN2DEC([.M11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DEC2BIN(HEX2DEC([.O11]);8)" office:value-type="string" office:string-value="01010000" calcext:value-type="string">
            <text:p>01010000</text:p>
          </table:table-cell>
          <table:table-cell table:formula="of:=LEFT([.P11];4)" office:value-type="string" office:string-value="0101" calcext:value-type="string">
            <text:p>0101</text:p>
          </table:table-cell>
          <table:table-cell table:style-name="Default" table:formula="of:=RIGHT([.P11];4)" office:value-type="string" office:string-value="0000" calcext:value-type="string">
            <text:p>0000</text:p>
          </table:table-cell>
          <table:table-cell table:formula="of:=BIN2DEC([.Q11])" office:value-type="float" office:value="5" calcext:value-type="float">
            <text:p>5</text:p>
          </table:table-cell>
          <table:table-cell table:formula="of:=BIN2DEC([.R11])" office:value-type="float" office:value="0" calcext:value-type="float">
            <text:p>0</text:p>
          </table:table-cell>
          <table:table-cell table:formula="of:=HEX2DEC([.O11])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formula="of:=DEC2HEX([.E11];2)" office:value-type="string" office:string-value="0A" calcext:value-type="string">
            <text:p>0A</text:p>
          </table:table-cell>
          <table:table-cell office:value-type="string" calcext:value-type="string">
            <text:p>0018</text:p>
          </table:table-cell>
          <table:table-cell table:formula="of:=[.J11]&amp;[.K11]&amp;[.O11]&amp;[.V11]&amp;[.W11]&amp;[.X11]" office:value-type="string" office:string-value="1A851050200A0018" calcext:value-type="string">
            <text:p>1A851050200A0018</text:p>
          </table:table-cell>
          <table:table-cell/>
          <table:table-cell table:formula="of:=HEX2DEC([.X11])"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666" calcext:value-type="float">
            <text:p>6666</text:p>
          </table:table-cell>
          <table:table-cell table:style-name="ce4" table:formula="of:=IF([.I12]=[.Y12];1;0)" office:value-type="float" office:value="1" calcext:value-type="float">
            <text:p>1</text:p>
          </table:table-cell>
          <table:table-cell office:value-type="string" calcext:value-type="string">
            <text:p>1a0af0eb20070018</text:p>
          </table:table-cell>
          <table:table-cell table:style-name="ce6" table:formula="of:=UPPER([.H12])" office:value-type="string" office:string-value="1A0AF0EB20070018" calcext:value-type="string">
            <text:p>1A0AF0EB20070018</text:p>
          </table:table-cell>
          <table:table-cell table:formula="of:=DEC2HEX([.F12];4)" office:value-type="string" office:string-value="1A0A" calcext:value-type="string">
            <text:p>1A0A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12]);8)" office:value-type="string" office:string-value="11110000" calcext:value-type="string">
            <text:p>11110000</text:p>
          </table:table-cell>
          <table:table-cell table:style-name="ce7" table:formula="of:=LEFT([.L12];4)" office:value-type="string" office:string-value="1111" calcext:value-type="string">
            <text:p>1111</text:p>
          </table:table-cell>
          <table:table-cell table:style-name="ce7" table:formula="of:=BIN2DEC([.M12])" office:value-type="float" office:value="15" calcext:value-type="float">
            <text:p>15</text:p>
          </table:table-cell>
          <table:table-cell office:value-type="string" calcext:value-type="string">
            <text:p>EB</text:p>
          </table:table-cell>
          <table:table-cell table:formula="of:=DEC2BIN(HEX2DEC([.O12]);8)" office:value-type="string" office:string-value="11101011" calcext:value-type="string">
            <text:p>11101011</text:p>
          </table:table-cell>
          <table:table-cell table:formula="of:=LEFT([.P12];4)" office:value-type="string" office:string-value="1110" calcext:value-type="string">
            <text:p>1110</text:p>
          </table:table-cell>
          <table:table-cell table:style-name="Default" table:formula="of:=RIGHT([.P12];4)" office:value-type="string" office:string-value="1011" calcext:value-type="string">
            <text:p>1011</text:p>
          </table:table-cell>
          <table:table-cell table:formula="of:=BIN2DEC([.Q12])" office:value-type="float" office:value="14" calcext:value-type="float">
            <text:p>14</text:p>
          </table:table-cell>
          <table:table-cell table:formula="of:=BIN2DEC([.R12])" office:value-type="float" office:value="11" calcext:value-type="float">
            <text:p>11</text:p>
          </table:table-cell>
          <table:table-cell table:formula="of:=HEX2DEC([.O12])"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table:formula="of:=DEC2HEX([.E12];2)" office:value-type="string" office:string-value="07" calcext:value-type="string">
            <text:p>07</text:p>
          </table:table-cell>
          <table:table-cell office:value-type="string" calcext:value-type="string">
            <text:p>0018</text:p>
          </table:table-cell>
          <table:table-cell table:formula="of:=[.J12]&amp;[.K12]&amp;[.O12]&amp;[.V12]&amp;[.W12]&amp;[.X12]" office:value-type="string" office:string-value="1A0AF0EB20070018" calcext:value-type="string">
            <text:p>1A0AF0EB20070018</text:p>
          </table:table-cell>
          <table:table-cell/>
          <table:table-cell table:formula="of:=HEX2DEC([.X12])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ON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666" calcext:value-type="float">
            <text:p>6666</text:p>
          </table:table-cell>
          <table:table-cell table:style-name="ce4" table:formula="of:=IF([.I13]=[.Y13];1;0)" office:value-type="float" office:value="1" calcext:value-type="float">
            <text:p>1</text:p>
          </table:table-cell>
          <table:table-cell office:value-type="string" calcext:value-type="string">
            <text:p>1a0a20bb20070018</text:p>
          </table:table-cell>
          <table:table-cell table:style-name="ce6" table:formula="of:=UPPER([.H13])" office:value-type="string" office:string-value="1A0A20BB20070018" calcext:value-type="string">
            <text:p>1A0A20BB20070018</text:p>
          </table:table-cell>
          <table:table-cell table:formula="of:=DEC2HEX([.F13];4)" office:value-type="string" office:string-value="1A0A" calcext:value-type="string">
            <text:p>1A0A</text:p>
          </table:table-cell>
          <table:table-cell office:value-type="float" office:value="20" calcext:value-type="float">
            <text:p>20</text:p>
          </table:table-cell>
          <table:table-cell table:style-name="ce12" table:formula="of:=DEC2BIN(HEX2DEC([.K13]);8)" office:value-type="string" office:string-value="00100000" calcext:value-type="string">
            <text:p>00100000</text:p>
          </table:table-cell>
          <table:table-cell table:style-name="ce7" table:formula="of:=LEFT([.L13];4)" office:value-type="string" office:string-value="0010" calcext:value-type="string">
            <text:p>0010</text:p>
          </table:table-cell>
          <table:table-cell table:style-name="ce7" table:formula="of:=BIN2DEC([.M13])" office:value-type="float" office:value="2" calcext:value-type="float">
            <text:p>2</text:p>
          </table:table-cell>
          <table:table-cell office:value-type="string" calcext:value-type="string">
            <text:p>BB</text:p>
          </table:table-cell>
          <table:table-cell table:formula="of:=DEC2BIN(HEX2DEC([.O13]);8)" office:value-type="string" office:string-value="10111011" calcext:value-type="string">
            <text:p>10111011</text:p>
          </table:table-cell>
          <table:table-cell table:formula="of:=LEFT([.P13];4)" office:value-type="string" office:string-value="1011" calcext:value-type="string">
            <text:p>1011</text:p>
          </table:table-cell>
          <table:table-cell table:style-name="Default" table:formula="of:=RIGHT([.P13];4)" office:value-type="string" office:string-value="1011" calcext:value-type="string">
            <text:p>1011</text:p>
          </table:table-cell>
          <table:table-cell table:formula="of:=BIN2DEC([.Q13])" office:value-type="float" office:value="11" calcext:value-type="float">
            <text:p>11</text:p>
          </table:table-cell>
          <table:table-cell table:formula="of:=BIN2DEC([.R13])" office:value-type="float" office:value="11" calcext:value-type="float">
            <text:p>11</text:p>
          </table:table-cell>
          <table:table-cell table:formula="of:=HEX2DEC([.O13])" office:value-type="float" office:value="187" calcext:value-type="float">
            <text:p>187</text:p>
          </table:table-cell>
          <table:table-cell office:value-type="float" office:value="20" calcext:value-type="float">
            <text:p>20</text:p>
          </table:table-cell>
          <table:table-cell table:formula="of:=DEC2HEX([.E13];2)" office:value-type="string" office:string-value="07" calcext:value-type="string">
            <text:p>07</text:p>
          </table:table-cell>
          <table:table-cell office:value-type="string" calcext:value-type="string">
            <text:p>0018</text:p>
          </table:table-cell>
          <table:table-cell table:formula="of:=[.J13]&amp;[.K13]&amp;[.O13]&amp;[.V13]&amp;[.W13]&amp;[.X13]" office:value-type="string" office:string-value="1A0A20BB20070018" calcext:value-type="string">
            <text:p>1A0A20BB20070018</text:p>
          </table:table-cell>
          <table:table-cell/>
          <table:table-cell table:formula="of:=HEX2DEC([.X13])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OFF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6666" calcext:value-type="float">
            <text:p>6666</text:p>
          </table:table-cell>
          <table:table-cell table:style-name="ce4" table:formula="of:=IF([.I14]=[.Y14];1;0)" office:value-type="float" office:value="1" calcext:value-type="float">
            <text:p>1</text:p>
          </table:table-cell>
          <table:table-cell office:value-type="string" calcext:value-type="string">
            <text:p>1a0a10cb20070018</text:p>
          </table:table-cell>
          <table:table-cell table:style-name="ce6" table:formula="of:=UPPER([.H14])" office:value-type="string" office:string-value="1A0A10CB20070018" calcext:value-type="string">
            <text:p>1A0A10CB20070018</text:p>
          </table:table-cell>
          <table:table-cell table:formula="of:=DEC2HEX([.F14];4)" office:value-type="string" office:string-value="1A0A" calcext:value-type="string">
            <text:p>1A0A</text:p>
          </table:table-cell>
          <table:table-cell office:value-type="float" office:value="10" calcext:value-type="float">
            <text:p>10</text:p>
          </table:table-cell>
          <table:table-cell table:style-name="ce12" table:formula="of:=DEC2BIN(HEX2DEC([.K14]);8)" office:value-type="string" office:string-value="00010000" calcext:value-type="string">
            <text:p>00010000</text:p>
          </table:table-cell>
          <table:table-cell table:style-name="ce7" table:formula="of:=LEFT([.L14];4)" office:value-type="string" office:string-value="0001" calcext:value-type="string">
            <text:p>0001</text:p>
          </table:table-cell>
          <table:table-cell table:style-name="ce7" table:formula="of:=BIN2DEC([.M14])" office:value-type="float" office:value="1" calcext:value-type="float">
            <text:p>1</text:p>
          </table:table-cell>
          <table:table-cell office:value-type="string" calcext:value-type="string">
            <text:p>CB</text:p>
          </table:table-cell>
          <table:table-cell table:formula="of:=DEC2BIN(HEX2DEC([.O14]);8)" office:value-type="string" office:string-value="11001011" calcext:value-type="string">
            <text:p>11001011</text:p>
          </table:table-cell>
          <table:table-cell table:formula="of:=LEFT([.P14];4)" office:value-type="string" office:string-value="1100" calcext:value-type="string">
            <text:p>1100</text:p>
          </table:table-cell>
          <table:table-cell table:style-name="Default" table:formula="of:=RIGHT([.P14];4)" office:value-type="string" office:string-value="1011" calcext:value-type="string">
            <text:p>1011</text:p>
          </table:table-cell>
          <table:table-cell table:formula="of:=BIN2DEC([.Q14])" office:value-type="float" office:value="12" calcext:value-type="float">
            <text:p>12</text:p>
          </table:table-cell>
          <table:table-cell table:formula="of:=BIN2DEC([.R14])" office:value-type="float" office:value="11" calcext:value-type="float">
            <text:p>11</text:p>
          </table:table-cell>
          <table:table-cell table:formula="of:=HEX2DEC([.O14])"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table:formula="of:=DEC2HEX([.E14];2)" office:value-type="string" office:string-value="07" calcext:value-type="string">
            <text:p>07</text:p>
          </table:table-cell>
          <table:table-cell office:value-type="string" calcext:value-type="string">
            <text:p>0018</text:p>
          </table:table-cell>
          <table:table-cell table:formula="of:=[.J14]&amp;[.K14]&amp;[.O14]&amp;[.V14]&amp;[.W14]&amp;[.X14]" office:value-type="string" office:string-value="1A0A10CB20070018" calcext:value-type="string">
            <text:p>1A0A10CB20070018</text:p>
          </table:table-cell>
          <table:table-cell/>
          <table:table-cell table:formula="of:=HEX2DEC([.X14])" office:value-type="float" office:value="24" calcext:value-type="float">
            <text:p>24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IF([.I15]=[.Y15];1;0)" office:value-type="float" office:value="1" calcext:value-type="float">
            <text:p>1</text:p>
          </table:table-cell>
          <table:table-cell office:value-type="string" calcext:value-type="string">
            <text:p>0001f00e20050018</text:p>
          </table:table-cell>
          <table:table-cell table:style-name="ce6" table:formula="of:=UPPER([.H15])" office:value-type="string" office:string-value="0001F00E20050018" calcext:value-type="string">
            <text:p>0001F00E20050018</text:p>
          </table:table-cell>
          <table:table-cell table:formula="of:=DEC2HEX([.F15];4)" office:value-type="string" office:string-value="0001" calcext:value-type="string">
            <text:p>0001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15]);8)" office:value-type="string" office:string-value="11110000" calcext:value-type="string">
            <text:p>11110000</text:p>
          </table:table-cell>
          <table:table-cell table:style-name="ce7" table:formula="of:=LEFT([.L15];4)" office:value-type="string" office:string-value="1111" calcext:value-type="string">
            <text:p>1111</text:p>
          </table:table-cell>
          <table:table-cell table:style-name="ce7" table:formula="of:=BIN2DEC([.M15])" office:value-type="float" office:value="15" calcext:value-type="float">
            <text:p>15</text:p>
          </table:table-cell>
          <table:table-cell office:value-type="string" calcext:value-type="string">
            <text:p>0E</text:p>
          </table:table-cell>
          <table:table-cell table:formula="of:=DEC2BIN(HEX2DEC([.O15]);8)" office:value-type="string" office:string-value="00001110" calcext:value-type="string">
            <text:p>00001110</text:p>
          </table:table-cell>
          <table:table-cell table:formula="of:=LEFT([.P15];4)" office:value-type="string" office:string-value="0000" calcext:value-type="string">
            <text:p>0000</text:p>
          </table:table-cell>
          <table:table-cell table:style-name="Default" table:formula="of:=RIGHT([.P15];4)" office:value-type="string" office:string-value="1110" calcext:value-type="string">
            <text:p>1110</text:p>
          </table:table-cell>
          <table:table-cell table:formula="of:=BIN2DEC([.Q15])" office:value-type="float" office:value="0" calcext:value-type="float">
            <text:p>0</text:p>
          </table:table-cell>
          <table:table-cell table:formula="of:=BIN2DEC([.R15])" office:value-type="float" office:value="14" calcext:value-type="float">
            <text:p>14</text:p>
          </table:table-cell>
          <table:table-cell table:formula="of:=HEX2DEC([.O15])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DEC2HEX([.E15];2)" office:value-type="string" office:string-value="05" calcext:value-type="string">
            <text:p>05</text:p>
          </table:table-cell>
          <table:table-cell office:value-type="string" calcext:value-type="string">
            <text:p>0018</text:p>
          </table:table-cell>
          <table:table-cell table:formula="of:=[.J15]&amp;[.K15]&amp;[.O15]&amp;[.V15]&amp;[.W15]&amp;[.X15]" office:value-type="string" office:string-value="0001F00E20050018" calcext:value-type="string">
            <text:p>0001F00E20050018</text:p>
          </table:table-cell>
          <table:table-cell/>
          <table:table-cell table:formula="of:=HEX2DEC([.X15])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New Program start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65535" calcext:value-type="float">
            <text:p>65535</text:p>
          </table:table-cell>
          <table:table-cell table:style-name="ce4" table:formula="of:=IF([.I16]=[.Y16];1;0)" office:value-type="float" office:value="1" calcext:value-type="float">
            <text:p>1</text:p>
          </table:table-cell>
          <table:table-cell office:value-type="string" calcext:value-type="string">
            <text:p>fffff011200500a8</text:p>
          </table:table-cell>
          <table:table-cell table:style-name="ce6" table:formula="of:=UPPER([.H16])" office:value-type="string" office:string-value="FFFFF011200500A8" calcext:value-type="string">
            <text:p>FFFFF011200500A8</text:p>
          </table:table-cell>
          <table:table-cell table:formula="of:=DEC2HEX([.F16];4)" office:value-type="string" office:string-value="FFFF" calcext:value-type="string">
            <text:p>FFFF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16]);8)" office:value-type="string" office:string-value="11110000" calcext:value-type="string">
            <text:p>11110000</text:p>
          </table:table-cell>
          <table:table-cell table:style-name="ce7" table:formula="of:=LEFT([.L16];4)" office:value-type="string" office:string-value="1111" calcext:value-type="string">
            <text:p>1111</text:p>
          </table:table-cell>
          <table:table-cell table:style-name="ce7" table:formula="of:=BIN2DEC([.M16])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DEC2BIN(HEX2DEC([.O16]);8)" office:value-type="string" office:string-value="00010001" calcext:value-type="string">
            <text:p>00010001</text:p>
          </table:table-cell>
          <table:table-cell table:formula="of:=LEFT([.P16];4)" office:value-type="string" office:string-value="0001" calcext:value-type="string">
            <text:p>0001</text:p>
          </table:table-cell>
          <table:table-cell table:style-name="Default" table:formula="of:=RIGHT([.P16];4)" office:value-type="string" office:string-value="0001" calcext:value-type="string">
            <text:p>0001</text:p>
          </table:table-cell>
          <table:table-cell table:formula="of:=BIN2DEC([.Q16])" office:value-type="float" office:value="1" calcext:value-type="float">
            <text:p>1</text:p>
          </table:table-cell>
          <table:table-cell table:formula="of:=BIN2DEC([.R16])" office:value-type="float" office:value="1" calcext:value-type="float">
            <text:p>1</text:p>
          </table:table-cell>
          <table:table-cell table:formula="of:=HEX2DEC([.O16])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DEC2HEX([.E16];2)" office:value-type="string" office:string-value="05" calcext:value-type="string">
            <text:p>05</text:p>
          </table:table-cell>
          <table:table-cell office:value-type="string" calcext:value-type="string">
            <text:p>00A8</text:p>
          </table:table-cell>
          <table:table-cell table:formula="of:=[.J16]&amp;[.K16]&amp;[.O16]&amp;[.V16]&amp;[.W16]&amp;[.X16]" office:value-type="string" office:string-value="FFFFF011200500A8" calcext:value-type="string">
            <text:p>FFFFF011200500A8</text:p>
          </table:table-cell>
          <table:table-cell/>
          <table:table-cell table:formula="of:=HEX2DEC([.X16])" office:value-type="float" office:value="168" calcext:value-type="float">
            <text:p>168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60000" calcext:value-type="float">
            <text:p>60000</text:p>
          </table:table-cell>
          <table:table-cell table:style-name="ce4" table:formula="of:=IF([.I17]=[.Y17];1;0)" office:value-type="float" office:value="1" calcext:value-type="float">
            <text:p>1</text:p>
          </table:table-cell>
          <table:table-cell office:value-type="string" calcext:value-type="string">
            <text:p>ea60f0c520c800a8</text:p>
          </table:table-cell>
          <table:table-cell table:style-name="ce6" table:formula="of:=UPPER([.H17])" office:value-type="string" office:string-value="EA60F0C520C800A8" calcext:value-type="string">
            <text:p>EA60F0C520C800A8</text:p>
          </table:table-cell>
          <table:table-cell table:formula="of:=DEC2HEX([.F17];4)" office:value-type="string" office:string-value="EA60" calcext:value-type="string">
            <text:p>EA60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17]);8)" office:value-type="string" office:string-value="11110000" calcext:value-type="string">
            <text:p>11110000</text:p>
          </table:table-cell>
          <table:table-cell table:style-name="ce7" table:formula="of:=LEFT([.L17];4)" office:value-type="string" office:string-value="1111" calcext:value-type="string">
            <text:p>1111</text:p>
          </table:table-cell>
          <table:table-cell table:style-name="ce7" table:formula="of:=BIN2DEC([.M17])" office:value-type="float" office:value="15" calcext:value-type="float">
            <text:p>15</text:p>
          </table:table-cell>
          <table:table-cell office:value-type="string" calcext:value-type="string">
            <text:p>C5</text:p>
          </table:table-cell>
          <table:table-cell table:formula="of:=DEC2BIN(HEX2DEC([.O17]);8)" office:value-type="string" office:string-value="11000101" calcext:value-type="string">
            <text:p>11000101</text:p>
          </table:table-cell>
          <table:table-cell table:formula="of:=LEFT([.P17];4)" office:value-type="string" office:string-value="1100" calcext:value-type="string">
            <text:p>1100</text:p>
          </table:table-cell>
          <table:table-cell table:style-name="Default" table:formula="of:=RIGHT([.P17];4)" office:value-type="string" office:string-value="0101" calcext:value-type="string">
            <text:p>0101</text:p>
          </table:table-cell>
          <table:table-cell table:formula="of:=BIN2DEC([.Q17])" office:value-type="float" office:value="12" calcext:value-type="float">
            <text:p>12</text:p>
          </table:table-cell>
          <table:table-cell table:formula="of:=BIN2DEC([.R17])" office:value-type="float" office:value="5" calcext:value-type="float">
            <text:p>5</text:p>
          </table:table-cell>
          <table:table-cell table:formula="of:=HEX2DEC([.O17])"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table:formula="of:=DEC2HEX([.E17];2)" office:value-type="string" office:string-value="C8" calcext:value-type="string">
            <text:p>C8</text:p>
          </table:table-cell>
          <table:table-cell office:value-type="string" calcext:value-type="string">
            <text:p>00A8</text:p>
          </table:table-cell>
          <table:table-cell table:formula="of:=[.J17]&amp;[.K17]&amp;[.O17]&amp;[.V17]&amp;[.W17]&amp;[.X17]" office:value-type="string" office:string-value="EA60F0C520C800A8" calcext:value-type="string">
            <text:p>EA60F0C520C800A8</text:p>
          </table:table-cell>
          <table:table-cell/>
          <table:table-cell table:formula="of:=HEX2DEC([.X17])" office:value-type="float" office:value="168" calcext:value-type="float">
            <text:p>168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5000" calcext:value-type="float">
            <text:p>25000</text:p>
          </table:table-cell>
          <table:table-cell table:style-name="ce4" table:formula="of:=IF([.I18]=[.Y18];1;0)" office:value-type="float" office:value="1" calcext:value-type="float">
            <text:p>1</text:p>
          </table:table-cell>
          <table:table-cell office:value-type="string" calcext:value-type="string">
            <text:p>61a8f00620c800a8</text:p>
          </table:table-cell>
          <table:table-cell table:style-name="ce6" table:formula="of:=UPPER([.H18])" office:value-type="string" office:string-value="61A8F00620C800A8" calcext:value-type="string">
            <text:p>61A8F00620C800A8</text:p>
          </table:table-cell>
          <table:table-cell table:formula="of:=DEC2HEX([.F18];4)" office:value-type="string" office:string-value="61A8" calcext:value-type="string">
            <text:p>61A8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18]);8)" office:value-type="string" office:string-value="11110000" calcext:value-type="string">
            <text:p>11110000</text:p>
          </table:table-cell>
          <table:table-cell table:style-name="ce7" table:formula="of:=LEFT([.L18];4)" office:value-type="string" office:string-value="1111" calcext:value-type="string">
            <text:p>1111</text:p>
          </table:table-cell>
          <table:table-cell table:style-name="ce7" table:formula="of:=BIN2DEC([.M18])" office:value-type="float" office:value="15" calcext:value-type="float">
            <text:p>15</text:p>
          </table:table-cell>
          <table:table-cell office:value-type="string" calcext:value-type="string">
            <text:p>06</text:p>
          </table:table-cell>
          <table:table-cell table:formula="of:=DEC2BIN(HEX2DEC([.O18]);8)" office:value-type="string" office:string-value="00000110" calcext:value-type="string">
            <text:p>00000110</text:p>
          </table:table-cell>
          <table:table-cell table:formula="of:=LEFT([.P18];4)" office:value-type="string" office:string-value="0000" calcext:value-type="string">
            <text:p>0000</text:p>
          </table:table-cell>
          <table:table-cell table:style-name="Default" table:formula="of:=RIGHT([.P18];4)" office:value-type="string" office:string-value="0110" calcext:value-type="string">
            <text:p>0110</text:p>
          </table:table-cell>
          <table:table-cell table:formula="of:=BIN2DEC([.Q18])" office:value-type="float" office:value="0" calcext:value-type="float">
            <text:p>0</text:p>
          </table:table-cell>
          <table:table-cell table:formula="of:=BIN2DEC([.R18])" office:value-type="float" office:value="6" calcext:value-type="float">
            <text:p>6</text:p>
          </table:table-cell>
          <table:table-cell table:formula="of:=HEX2DEC([.O18]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DEC2HEX([.E18];2)" office:value-type="string" office:string-value="C8" calcext:value-type="string">
            <text:p>C8</text:p>
          </table:table-cell>
          <table:table-cell office:value-type="string" calcext:value-type="string">
            <text:p>00A8</text:p>
          </table:table-cell>
          <table:table-cell table:formula="of:=[.J18]&amp;[.K18]&amp;[.O18]&amp;[.V18]&amp;[.W18]&amp;[.X18]" office:value-type="string" office:string-value="61A8F00620C800A8" calcext:value-type="string">
            <text:p>61A8F00620C800A8</text:p>
          </table:table-cell>
          <table:table-cell/>
          <table:table-cell table:formula="of:=HEX2DEC([.X18])" office:value-type="float" office:value="168" calcext:value-type="float">
            <text:p>168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00" calcext:value-type="float">
            <text:p>25000</text:p>
          </table:table-cell>
          <table:table-cell table:style-name="ce4" table:formula="of:=IF([.I19]=[.Y19];1;0)" office:value-type="float" office:value="1" calcext:value-type="float">
            <text:p>1</text:p>
          </table:table-cell>
          <table:table-cell office:value-type="string" calcext:value-type="string">
            <text:p>61a8f006209600a8</text:p>
          </table:table-cell>
          <table:table-cell table:style-name="ce6" table:formula="of:=UPPER([.H19])" office:value-type="string" office:string-value="61A8F006209600A8" calcext:value-type="string">
            <text:p>61A8F006209600A8</text:p>
          </table:table-cell>
          <table:table-cell table:formula="of:=DEC2HEX([.F19];4)" office:value-type="string" office:string-value="61A8" calcext:value-type="string">
            <text:p>61A8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19]);8)" office:value-type="string" office:string-value="11110000" calcext:value-type="string">
            <text:p>11110000</text:p>
          </table:table-cell>
          <table:table-cell table:style-name="ce7" table:formula="of:=LEFT([.L19];4)" office:value-type="string" office:string-value="1111" calcext:value-type="string">
            <text:p>1111</text:p>
          </table:table-cell>
          <table:table-cell table:style-name="ce7" table:formula="of:=BIN2DEC([.M19])" office:value-type="float" office:value="15" calcext:value-type="float">
            <text:p>15</text:p>
          </table:table-cell>
          <table:table-cell office:value-type="string" calcext:value-type="string">
            <text:p>06</text:p>
          </table:table-cell>
          <table:table-cell table:formula="of:=DEC2BIN(HEX2DEC([.O19]);8)" office:value-type="string" office:string-value="00000110" calcext:value-type="string">
            <text:p>00000110</text:p>
          </table:table-cell>
          <table:table-cell table:formula="of:=LEFT([.P19];4)" office:value-type="string" office:string-value="0000" calcext:value-type="string">
            <text:p>0000</text:p>
          </table:table-cell>
          <table:table-cell table:style-name="Default" table:formula="of:=RIGHT([.P19];4)" office:value-type="string" office:string-value="0110" calcext:value-type="string">
            <text:p>0110</text:p>
          </table:table-cell>
          <table:table-cell table:formula="of:=BIN2DEC([.Q19])" office:value-type="float" office:value="0" calcext:value-type="float">
            <text:p>0</text:p>
          </table:table-cell>
          <table:table-cell table:formula="of:=BIN2DEC([.R19])" office:value-type="float" office:value="6" calcext:value-type="float">
            <text:p>6</text:p>
          </table:table-cell>
          <table:table-cell table:formula="of:=HEX2DEC([.O19]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DEC2HEX([.E19];2)" office:value-type="string" office:string-value="96" calcext:value-type="string">
            <text:p>96</text:p>
          </table:table-cell>
          <table:table-cell office:value-type="string" calcext:value-type="string">
            <text:p>00A8</text:p>
          </table:table-cell>
          <table:table-cell table:formula="of:=[.J19]&amp;[.K19]&amp;[.O19]&amp;[.V19]&amp;[.W19]&amp;[.X19]" office:value-type="string" office:string-value="61A8F006209600A8" calcext:value-type="string">
            <text:p>61A8F006209600A8</text:p>
          </table:table-cell>
          <table:table-cell/>
          <table:table-cell table:formula="of:=HEX2DEC([.X19])"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New Program start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00" calcext:value-type="float">
            <text:p>25000</text:p>
          </table:table-cell>
          <table:table-cell table:style-name="ce4" table:formula="of:=IF([.I20]=[.Y20];1;0)" office:value-type="float" office:value="1" calcext:value-type="float">
            <text:p>1</text:p>
          </table:table-cell>
          <table:table-cell office:value-type="string" calcext:value-type="string">
            <text:p>61a8f00620960092</text:p>
          </table:table-cell>
          <table:table-cell table:style-name="ce6" table:formula="of:=UPPER([.H20])" office:value-type="string" office:string-value="61A8F00620960092" calcext:value-type="string">
            <text:p>61A8F00620960092</text:p>
          </table:table-cell>
          <table:table-cell table:formula="of:=DEC2HEX([.F20];4)" office:value-type="string" office:string-value="61A8" calcext:value-type="string">
            <text:p>61A8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20]);8)" office:value-type="string" office:string-value="11110000" calcext:value-type="string">
            <text:p>11110000</text:p>
          </table:table-cell>
          <table:table-cell table:style-name="ce7" table:formula="of:=LEFT([.L20];4)" office:value-type="string" office:string-value="1111" calcext:value-type="string">
            <text:p>1111</text:p>
          </table:table-cell>
          <table:table-cell table:style-name="ce7" table:formula="of:=BIN2DEC([.M20])" office:value-type="float" office:value="15" calcext:value-type="float">
            <text:p>15</text:p>
          </table:table-cell>
          <table:table-cell office:value-type="string" calcext:value-type="string">
            <text:p>06</text:p>
          </table:table-cell>
          <table:table-cell table:formula="of:=DEC2BIN(HEX2DEC([.O20]);8)" office:value-type="string" office:string-value="00000110" calcext:value-type="string">
            <text:p>00000110</text:p>
          </table:table-cell>
          <table:table-cell table:formula="of:=LEFT([.P20];4)" office:value-type="string" office:string-value="0000" calcext:value-type="string">
            <text:p>0000</text:p>
          </table:table-cell>
          <table:table-cell table:style-name="Default" table:formula="of:=RIGHT([.P20];4)" office:value-type="string" office:string-value="0110" calcext:value-type="string">
            <text:p>0110</text:p>
          </table:table-cell>
          <table:table-cell table:formula="of:=BIN2DEC([.Q20])" office:value-type="float" office:value="0" calcext:value-type="float">
            <text:p>0</text:p>
          </table:table-cell>
          <table:table-cell table:formula="of:=BIN2DEC([.R20])" office:value-type="float" office:value="6" calcext:value-type="float">
            <text:p>6</text:p>
          </table:table-cell>
          <table:table-cell table:formula="of:=HEX2DEC([.O20])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DEC2HEX([.E20];2)" office:value-type="string" office:string-value="96" calcext:value-type="string">
            <text:p>96</text:p>
          </table:table-cell>
          <table:table-cell office:value-type="string" calcext:value-type="string">
            <text:p>0092</text:p>
          </table:table-cell>
          <table:table-cell table:formula="of:=[.J20]&amp;[.K20]&amp;[.O20]&amp;[.V20]&amp;[.W20]&amp;[.X20]" office:value-type="string" office:string-value="61A8F00620960092" calcext:value-type="string">
            <text:p>61A8F00620960092</text:p>
          </table:table-cell>
          <table:table-cell/>
          <table:table-cell table:formula="of:=HEX2DEC([.X20])" office:value-type="float" office:value="146" calcext:value-type="float">
            <text:p>146</text:p>
          </table:table-cell>
        </table:table-row>
        <table:table-row table:style-name="ro2"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5000" calcext:value-type="float">
            <text:p>25000</text:p>
          </table:table-cell>
          <table:table-cell table:style-name="ce4" table:formula="of:=IF([.I21]=[.Y21];1;0)" office:value-type="float" office:value="1" calcext:value-type="float">
            <text:p>1</text:p>
          </table:table-cell>
          <table:table-cell office:value-type="string" calcext:value-type="string">
            <text:p>61a810e620960092</text:p>
          </table:table-cell>
          <table:table-cell table:style-name="ce6" table:formula="of:=UPPER([.H21])" office:value-type="string" office:string-value="61A810E620960092" calcext:value-type="string">
            <text:p>61A810E620960092</text:p>
          </table:table-cell>
          <table:table-cell table:formula="of:=DEC2HEX([.F21];4)" office:value-type="string" office:string-value="61A8" calcext:value-type="string">
            <text:p>61A8</text:p>
          </table:table-cell>
          <table:table-cell office:value-type="float" office:value="10" calcext:value-type="float">
            <text:p>10</text:p>
          </table:table-cell>
          <table:table-cell table:style-name="ce12" table:formula="of:=DEC2BIN(HEX2DEC([.K21]);8)" office:value-type="string" office:string-value="00010000" calcext:value-type="string">
            <text:p>00010000</text:p>
          </table:table-cell>
          <table:table-cell table:style-name="ce7" table:formula="of:=LEFT([.L21];4)" office:value-type="string" office:string-value="0001" calcext:value-type="string">
            <text:p>0001</text:p>
          </table:table-cell>
          <table:table-cell table:style-name="ce7" table:formula="of:=BIN2DEC([.M21])" office:value-type="float" office:value="1" calcext:value-type="float">
            <text:p>1</text:p>
          </table:table-cell>
          <table:table-cell office:value-type="string" calcext:value-type="string">
            <text:p>E6</text:p>
          </table:table-cell>
          <table:table-cell table:formula="of:=DEC2BIN(HEX2DEC([.O21]);8)" office:value-type="string" office:string-value="11100110" calcext:value-type="string">
            <text:p>11100110</text:p>
          </table:table-cell>
          <table:table-cell table:formula="of:=LEFT([.P21];4)" office:value-type="string" office:string-value="1110" calcext:value-type="string">
            <text:p>1110</text:p>
          </table:table-cell>
          <table:table-cell table:style-name="Default" table:formula="of:=RIGHT([.P21];4)" office:value-type="string" office:string-value="0110" calcext:value-type="string">
            <text:p>0110</text:p>
          </table:table-cell>
          <table:table-cell table:formula="of:=BIN2DEC([.Q21])" office:value-type="float" office:value="14" calcext:value-type="float">
            <text:p>14</text:p>
          </table:table-cell>
          <table:table-cell table:formula="of:=BIN2DEC([.R21])" office:value-type="float" office:value="6" calcext:value-type="float">
            <text:p>6</text:p>
          </table:table-cell>
          <table:table-cell table:formula="of:=HEX2DEC([.O21])"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table:formula="of:=DEC2HEX([.E21];2)" office:value-type="string" office:string-value="96" calcext:value-type="string">
            <text:p>96</text:p>
          </table:table-cell>
          <table:table-cell office:value-type="string" calcext:value-type="string">
            <text:p>0092</text:p>
          </table:table-cell>
          <table:table-cell table:formula="of:=[.J21]&amp;[.K21]&amp;[.O21]&amp;[.V21]&amp;[.W21]&amp;[.X21]" office:value-type="string" office:string-value="61A810E620960092" calcext:value-type="string">
            <text:p>61A810E620960092</text:p>
          </table:table-cell>
          <table:table-cell/>
          <table:table-cell table:formula="of:=HEX2DEC([.X21])" office:value-type="float" office:value="146" calcext:value-type="float">
            <text:p>146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16384" calcext:value-type="float">
            <text:p>16384</text:p>
          </table:table-cell>
          <table:table-cell table:style-name="ce4" table:formula="of:=IF([.I22]=[.Y22];1;0)" office:value-type="float" office:value="1" calcext:value-type="float">
            <text:p>1</text:p>
          </table:table-cell>
          <table:table-cell office:value-type="string" calcext:value-type="string">
            <text:p>4000f0cf20070092</text:p>
          </table:table-cell>
          <table:table-cell table:style-name="ce6" table:formula="of:=UPPER([.H22])" office:value-type="string" office:string-value="4000F0CF20070092" calcext:value-type="string">
            <text:p>4000F0CF20070092</text:p>
          </table:table-cell>
          <table:table-cell table:formula="of:=DEC2HEX([.F22];4)" office:value-type="string" office:string-value="4000" calcext:value-type="string">
            <text:p>4000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22]);8)" office:value-type="string" office:string-value="11110000" calcext:value-type="string">
            <text:p>11110000</text:p>
          </table:table-cell>
          <table:table-cell table:style-name="ce7" table:formula="of:=LEFT([.L22];4)" office:value-type="string" office:string-value="1111" calcext:value-type="string">
            <text:p>1111</text:p>
          </table:table-cell>
          <table:table-cell table:style-name="ce7" table:formula="of:=BIN2DEC([.M22])" office:value-type="float" office:value="15" calcext:value-type="float">
            <text:p>15</text:p>
          </table:table-cell>
          <table:table-cell office:value-type="string" calcext:value-type="string">
            <text:p>CF</text:p>
          </table:table-cell>
          <table:table-cell table:formula="of:=DEC2BIN(HEX2DEC([.O22]);8)" office:value-type="string" office:string-value="11001111" calcext:value-type="string">
            <text:p>11001111</text:p>
          </table:table-cell>
          <table:table-cell table:formula="of:=LEFT([.P22];4)" office:value-type="string" office:string-value="1100" calcext:value-type="string">
            <text:p>1100</text:p>
          </table:table-cell>
          <table:table-cell table:style-name="Default" table:formula="of:=RIGHT([.P22];4)" office:value-type="string" office:string-value="1111" calcext:value-type="string">
            <text:p>1111</text:p>
          </table:table-cell>
          <table:table-cell table:formula="of:=BIN2DEC([.Q22])" office:value-type="float" office:value="12" calcext:value-type="float">
            <text:p>12</text:p>
          </table:table-cell>
          <table:table-cell table:formula="of:=BIN2DEC([.R22])" office:value-type="float" office:value="15" calcext:value-type="float">
            <text:p>15</text:p>
          </table:table-cell>
          <table:table-cell table:formula="of:=HEX2DEC([.O22])"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table:formula="of:=DEC2HEX([.E22];2)" office:value-type="string" office:string-value="07" calcext:value-type="string">
            <text:p>07</text:p>
          </table:table-cell>
          <table:table-cell office:value-type="string" calcext:value-type="string">
            <text:p>0092</text:p>
          </table:table-cell>
          <table:table-cell table:formula="of:=[.J22]&amp;[.K22]&amp;[.O22]&amp;[.V22]&amp;[.W22]&amp;[.X22]" office:value-type="string" office:string-value="4000F0CF20070092" calcext:value-type="string">
            <text:p>4000F0CF20070092</text:p>
          </table:table-cell>
          <table:table-cell/>
          <table:table-cell table:formula="of:=HEX2DEC([.X22])" office:value-type="float" office:value="146" calcext:value-type="float">
            <text:p>146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float" office:value="16384" calcext:value-type="float">
            <text:p>16384</text:p>
          </table:table-cell>
          <table:table-cell table:style-name="ce4" table:formula="of:=IF([.I23]=[.Y23];1;0)" office:value-type="float" office:value="1" calcext:value-type="float">
            <text:p>1</text:p>
          </table:table-cell>
          <table:table-cell office:value-type="string" calcext:value-type="string">
            <text:p>4000d0ef20070092</text:p>
          </table:table-cell>
          <table:table-cell table:style-name="ce6" table:formula="of:=UPPER([.H23])" office:value-type="string" office:string-value="4000D0EF20070092" calcext:value-type="string">
            <text:p>4000D0EF20070092</text:p>
          </table:table-cell>
          <table:table-cell table:formula="of:=DEC2HEX([.F23];4)" office:value-type="string" office:string-value="4000" calcext:value-type="string">
            <text:p>4000</text:p>
          </table:table-cell>
          <table:table-cell table:style-name="ce9" office:value-type="string" calcext:value-type="string">
            <text:p>D0</text:p>
          </table:table-cell>
          <table:table-cell table:style-name="ce12" table:formula="of:=DEC2BIN(HEX2DEC([.K23]);8)" office:value-type="string" office:string-value="11010000" calcext:value-type="string">
            <text:p>11010000</text:p>
          </table:table-cell>
          <table:table-cell table:style-name="ce7" table:formula="of:=LEFT([.L23];4)" office:value-type="string" office:string-value="1101" calcext:value-type="string">
            <text:p>1101</text:p>
          </table:table-cell>
          <table:table-cell table:style-name="ce7" table:formula="of:=BIN2DEC([.M23])" office:value-type="float" office:value="13" calcext:value-type="float">
            <text:p>13</text:p>
          </table:table-cell>
          <table:table-cell office:value-type="string" calcext:value-type="string">
            <text:p>EF</text:p>
          </table:table-cell>
          <table:table-cell table:formula="of:=DEC2BIN(HEX2DEC([.O23]);8)" office:value-type="string" office:string-value="11101111" calcext:value-type="string">
            <text:p>11101111</text:p>
          </table:table-cell>
          <table:table-cell table:formula="of:=LEFT([.P23];4)" office:value-type="string" office:string-value="1110" calcext:value-type="string">
            <text:p>1110</text:p>
          </table:table-cell>
          <table:table-cell table:style-name="Default" table:formula="of:=RIGHT([.P23];4)" office:value-type="string" office:string-value="1111" calcext:value-type="string">
            <text:p>1111</text:p>
          </table:table-cell>
          <table:table-cell table:formula="of:=BIN2DEC([.Q23])" office:value-type="float" office:value="14" calcext:value-type="float">
            <text:p>14</text:p>
          </table:table-cell>
          <table:table-cell table:formula="of:=BIN2DEC([.R23])" office:value-type="float" office:value="15" calcext:value-type="float">
            <text:p>15</text:p>
          </table:table-cell>
          <table:table-cell table:formula="of:=HEX2DEC([.O23])" office:value-type="float" office:value="239" calcext:value-type="float">
            <text:p>239</text:p>
          </table:table-cell>
          <table:table-cell office:value-type="float" office:value="20" calcext:value-type="float">
            <text:p>20</text:p>
          </table:table-cell>
          <table:table-cell table:formula="of:=DEC2HEX([.E23];2)" office:value-type="string" office:string-value="07" calcext:value-type="string">
            <text:p>07</text:p>
          </table:table-cell>
          <table:table-cell office:value-type="string" calcext:value-type="string">
            <text:p>0092</text:p>
          </table:table-cell>
          <table:table-cell table:formula="of:=[.J23]&amp;[.K23]&amp;[.O23]&amp;[.V23]&amp;[.W23]&amp;[.X23]" office:value-type="string" office:string-value="4000D0EF20070092" calcext:value-type="string">
            <text:p>4000D0EF20070092</text:p>
          </table:table-cell>
          <table:table-cell/>
          <table:table-cell table:formula="of:=HEX2DEC([.X23])"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New Program start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7777" calcext:value-type="float">
            <text:p>7777</text:p>
          </table:table-cell>
          <table:table-cell table:style-name="ce4" table:formula="of:=IF([.I24]=[.Y24];1;0)" office:value-type="float" office:value="1" calcext:value-type="float">
            <text:p>1</text:p>
          </table:table-cell>
          <table:table-cell office:value-type="string" calcext:value-type="string">
            <text:p>1e61f090200b002a</text:p>
          </table:table-cell>
          <table:table-cell table:style-name="ce6" table:formula="of:=UPPER([.H24])" office:value-type="string" office:string-value="1E61F090200B002A" calcext:value-type="string">
            <text:p>1E61F090200B002A</text:p>
          </table:table-cell>
          <table:table-cell table:formula="of:=DEC2HEX([.F24];4)" office:value-type="string" office:string-value="1E61" calcext:value-type="string">
            <text:p>1E61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24]);8)" office:value-type="string" office:string-value="11110000" calcext:value-type="string">
            <text:p>11110000</text:p>
          </table:table-cell>
          <table:table-cell table:style-name="ce7" table:formula="of:=LEFT([.L24];4)" office:value-type="string" office:string-value="1111" calcext:value-type="string">
            <text:p>1111</text:p>
          </table:table-cell>
          <table:table-cell table:style-name="ce7" table:formula="of:=BIN2DEC([.M24])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formula="of:=DEC2BIN(HEX2DEC([.O24]);8)" office:value-type="string" office:string-value="10010000" calcext:value-type="string">
            <text:p>10010000</text:p>
          </table:table-cell>
          <table:table-cell table:formula="of:=LEFT([.P24];4)" office:value-type="string" office:string-value="1001" calcext:value-type="string">
            <text:p>1001</text:p>
          </table:table-cell>
          <table:table-cell table:style-name="Default" table:formula="of:=RIGHT([.P24];4)" office:value-type="string" office:string-value="0000" calcext:value-type="string">
            <text:p>0000</text:p>
          </table:table-cell>
          <table:table-cell table:formula="of:=BIN2DEC([.Q24])" office:value-type="float" office:value="9" calcext:value-type="float">
            <text:p>9</text:p>
          </table:table-cell>
          <table:table-cell table:formula="of:=BIN2DEC([.R24])" office:value-type="float" office:value="0" calcext:value-type="float">
            <text:p>0</text:p>
          </table:table-cell>
          <table:table-cell table:formula="of:=HEX2DEC([.O24])"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formula="of:=DEC2HEX([.E24];2)" office:value-type="string" office:string-value="0B" calcext:value-type="string">
            <text:p>0B</text:p>
          </table:table-cell>
          <table:table-cell office:value-type="string" calcext:value-type="string">
            <text:p>002A</text:p>
          </table:table-cell>
          <table:table-cell table:formula="of:=[.J24]&amp;[.K24]&amp;[.O24]&amp;[.V24]&amp;[.W24]&amp;[.X24]" office:value-type="string" office:string-value="1E61F090200B002A" calcext:value-type="string">
            <text:p>1E61F090200B002A</text:p>
          </table:table-cell>
          <table:table-cell/>
          <table:table-cell table:formula="of:=HEX2DEC([.X24])" office:value-type="float" office:value="42" calcext:value-type="float">
            <text:p>42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7777" calcext:value-type="float">
            <text:p>7777</text:p>
          </table:table-cell>
          <table:table-cell table:style-name="ce4" table:formula="of:=IF([.I25]=[.Y25];1;0)" office:value-type="float" office:value="1" calcext:value-type="float">
            <text:p>1</text:p>
          </table:table-cell>
          <table:table-cell office:value-type="string" calcext:value-type="string">
            <text:p>1e618000200b002a</text:p>
          </table:table-cell>
          <table:table-cell table:style-name="ce6" table:formula="of:=UPPER([.H25])" office:value-type="string" office:string-value="1E618000200B002A" calcext:value-type="string">
            <text:p>1E618000200B002A</text:p>
          </table:table-cell>
          <table:table-cell table:formula="of:=DEC2HEX([.F25];4)" office:value-type="string" office:string-value="1E61" calcext:value-type="string">
            <text:p>1E61</text:p>
          </table:table-cell>
          <table:table-cell office:value-type="float" office:value="80" calcext:value-type="float">
            <text:p>80</text:p>
          </table:table-cell>
          <table:table-cell table:style-name="ce12" table:formula="of:=DEC2BIN(HEX2DEC([.K25]);8)" office:value-type="string" office:string-value="10000000" calcext:value-type="string">
            <text:p>10000000</text:p>
          </table:table-cell>
          <table:table-cell table:style-name="ce7" table:formula="of:=LEFT([.L25];4)" office:value-type="string" office:string-value="1000" calcext:value-type="string">
            <text:p>1000</text:p>
          </table:table-cell>
          <table:table-cell table:style-name="ce7" table:formula="of:=BIN2DEC([.M25])" office:value-type="float" office:value="8" calcext:value-type="float">
            <text:p>8</text:p>
          </table:table-cell>
          <table:table-cell office:value-type="string" calcext:value-type="string">
            <text:p>00</text:p>
          </table:table-cell>
          <table:table-cell table:formula="of:=DEC2BIN(HEX2DEC([.O25]);8)" office:value-type="string" office:string-value="00000000" calcext:value-type="string">
            <text:p>00000000</text:p>
          </table:table-cell>
          <table:table-cell table:formula="of:=LEFT([.P25];4)" office:value-type="string" office:string-value="0000" calcext:value-type="string">
            <text:p>0000</text:p>
          </table:table-cell>
          <table:table-cell table:style-name="Default" table:formula="of:=RIGHT([.P25];4)" office:value-type="string" office:string-value="0000" calcext:value-type="string">
            <text:p>0000</text:p>
          </table:table-cell>
          <table:table-cell table:formula="of:=BIN2DEC([.Q25])" office:value-type="float" office:value="0" calcext:value-type="float">
            <text:p>0</text:p>
          </table:table-cell>
          <table:table-cell table:formula="of:=BIN2DEC([.R25])" office:value-type="float" office:value="0" calcext:value-type="float">
            <text:p>0</text:p>
          </table:table-cell>
          <table:table-cell table:formula="of:=HEX2DEC([.O25]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DEC2HEX([.E25];2)" office:value-type="string" office:string-value="0B" calcext:value-type="string">
            <text:p>0B</text:p>
          </table:table-cell>
          <table:table-cell office:value-type="string" calcext:value-type="string">
            <text:p>002A</text:p>
          </table:table-cell>
          <table:table-cell table:formula="of:=[.J25]&amp;[.K25]&amp;[.O25]&amp;[.V25]&amp;[.W25]&amp;[.X25]" office:value-type="string" office:string-value="1E618000200B002A" calcext:value-type="string">
            <text:p>1E618000200B002A</text:p>
          </table:table-cell>
          <table:table-cell/>
          <table:table-cell table:formula="of:=HEX2DEC([.X25])" office:value-type="float" office:value="42" calcext:value-type="float">
            <text:p>42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7777" calcext:value-type="float">
            <text:p>7777</text:p>
          </table:table-cell>
          <table:table-cell table:style-name="ce4" table:formula="of:=IF([.I26]=[.Y26];1;0)" office:value-type="float" office:value="1" calcext:value-type="float">
            <text:p>1</text:p>
          </table:table-cell>
          <table:table-cell office:value-type="string" calcext:value-type="string">
            <text:p>1e61d0b0200b002a</text:p>
          </table:table-cell>
          <table:table-cell table:style-name="ce6" table:formula="of:=UPPER([.H26])" office:value-type="string" office:string-value="1E61D0B0200B002A" calcext:value-type="string">
            <text:p>1E61D0B0200B002A</text:p>
          </table:table-cell>
          <table:table-cell table:formula="of:=DEC2HEX([.F26];4)" office:value-type="string" office:string-value="1E61" calcext:value-type="string">
            <text:p>1E61</text:p>
          </table:table-cell>
          <table:table-cell table:style-name="ce9" office:value-type="string" calcext:value-type="string">
            <text:p>D0</text:p>
          </table:table-cell>
          <table:table-cell table:style-name="ce12" table:formula="of:=DEC2BIN(HEX2DEC([.K26]);8)" office:value-type="string" office:string-value="11010000" calcext:value-type="string">
            <text:p>11010000</text:p>
          </table:table-cell>
          <table:table-cell table:style-name="ce7" table:formula="of:=LEFT([.L26];4)" office:value-type="string" office:string-value="1101" calcext:value-type="string">
            <text:p>1101</text:p>
          </table:table-cell>
          <table:table-cell table:style-name="ce7" table:formula="of:=BIN2DEC([.M26])" office:value-type="float" office:value="13" calcext:value-type="float">
            <text:p>13</text:p>
          </table:table-cell>
          <table:table-cell office:value-type="string" calcext:value-type="string">
            <text:p>B0</text:p>
          </table:table-cell>
          <table:table-cell table:formula="of:=DEC2BIN(HEX2DEC([.O26]);8)" office:value-type="string" office:string-value="10110000" calcext:value-type="string">
            <text:p>10110000</text:p>
          </table:table-cell>
          <table:table-cell table:formula="of:=LEFT([.P26];4)" office:value-type="string" office:string-value="1011" calcext:value-type="string">
            <text:p>1011</text:p>
          </table:table-cell>
          <table:table-cell table:style-name="Default" table:formula="of:=RIGHT([.P26];4)" office:value-type="string" office:string-value="0000" calcext:value-type="string">
            <text:p>0000</text:p>
          </table:table-cell>
          <table:table-cell table:formula="of:=BIN2DEC([.Q26])" office:value-type="float" office:value="11" calcext:value-type="float">
            <text:p>11</text:p>
          </table:table-cell>
          <table:table-cell table:formula="of:=BIN2DEC([.R26])" office:value-type="float" office:value="0" calcext:value-type="float">
            <text:p>0</text:p>
          </table:table-cell>
          <table:table-cell table:formula="of:=HEX2DEC([.O26])"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DEC2HEX([.E26];2)" office:value-type="string" office:string-value="0B" calcext:value-type="string">
            <text:p>0B</text:p>
          </table:table-cell>
          <table:table-cell office:value-type="string" calcext:value-type="string">
            <text:p>002A</text:p>
          </table:table-cell>
          <table:table-cell table:formula="of:=[.J26]&amp;[.K26]&amp;[.O26]&amp;[.V26]&amp;[.W26]&amp;[.X26]" office:value-type="string" office:string-value="1E61D0B0200B002A" calcext:value-type="string">
            <text:p>1E61D0B0200B002A</text:p>
          </table:table-cell>
          <table:table-cell/>
          <table:table-cell table:formula="of:=HEX2DEC([.X26])" office:value-type="float" office:value="42" calcext:value-type="float">
            <text:p>42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7777" calcext:value-type="float">
            <text:p>7777</text:p>
          </table:table-cell>
          <table:table-cell table:style-name="ce4" table:formula="of:=IF([.I27]=[.Y27];1;0)" office:value-type="float" office:value="1" calcext:value-type="float">
            <text:p>1</text:p>
          </table:table-cell>
          <table:table-cell office:value-type="string" calcext:value-type="string">
            <text:p>1e61e0a0200b002a</text:p>
          </table:table-cell>
          <table:table-cell table:style-name="ce6" table:formula="of:=UPPER([.H27])" office:value-type="string" office:string-value="1E61E0A0200B002A" calcext:value-type="string">
            <text:p>1E61E0A0200B002A</text:p>
          </table:table-cell>
          <table:table-cell table:formula="of:=DEC2HEX([.F27];4)" office:value-type="string" office:string-value="1E61" calcext:value-type="string">
            <text:p>1E61</text:p>
          </table:table-cell>
          <table:table-cell table:style-name="ce9" office:value-type="string" calcext:value-type="string">
            <text:p>E0</text:p>
          </table:table-cell>
          <table:table-cell table:style-name="ce12" table:formula="of:=DEC2BIN(HEX2DEC([.K27]);8)" office:value-type="string" office:string-value="11100000" calcext:value-type="string">
            <text:p>11100000</text:p>
          </table:table-cell>
          <table:table-cell table:style-name="ce7" table:formula="of:=LEFT([.L27];4)" office:value-type="string" office:string-value="1110" calcext:value-type="string">
            <text:p>1110</text:p>
          </table:table-cell>
          <table:table-cell table:style-name="ce7" table:formula="of:=BIN2DEC([.M27])" office:value-type="float" office:value="14" calcext:value-type="float">
            <text:p>14</text:p>
          </table:table-cell>
          <table:table-cell office:value-type="string" calcext:value-type="string">
            <text:p>A0</text:p>
          </table:table-cell>
          <table:table-cell table:formula="of:=DEC2BIN(HEX2DEC([.O27]);8)" office:value-type="string" office:string-value="10100000" calcext:value-type="string">
            <text:p>10100000</text:p>
          </table:table-cell>
          <table:table-cell table:formula="of:=LEFT([.P27];4)" office:value-type="string" office:string-value="1010" calcext:value-type="string">
            <text:p>1010</text:p>
          </table:table-cell>
          <table:table-cell table:style-name="Default" table:formula="of:=RIGHT([.P27];4)" office:value-type="string" office:string-value="0000" calcext:value-type="string">
            <text:p>0000</text:p>
          </table:table-cell>
          <table:table-cell table:formula="of:=BIN2DEC([.Q27])" office:value-type="float" office:value="10" calcext:value-type="float">
            <text:p>10</text:p>
          </table:table-cell>
          <table:table-cell table:formula="of:=BIN2DEC([.R27])" office:value-type="float" office:value="0" calcext:value-type="float">
            <text:p>0</text:p>
          </table:table-cell>
          <table:table-cell table:formula="of:=HEX2DEC([.O27])"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DEC2HEX([.E27];2)" office:value-type="string" office:string-value="0B" calcext:value-type="string">
            <text:p>0B</text:p>
          </table:table-cell>
          <table:table-cell office:value-type="string" calcext:value-type="string">
            <text:p>002A</text:p>
          </table:table-cell>
          <table:table-cell table:formula="of:=[.J27]&amp;[.K27]&amp;[.O27]&amp;[.V27]&amp;[.W27]&amp;[.X27]" office:value-type="string" office:string-value="1E61E0A0200B002A" calcext:value-type="string">
            <text:p>1E61E0A0200B002A</text:p>
          </table:table-cell>
          <table:table-cell/>
          <table:table-cell table:formula="of:=HEX2DEC([.X27])" office:value-type="float" office:value="42" calcext:value-type="float">
            <text:p>42</text:p>
          </table:table-cell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ON</text:p>
          </table:table-cell>
          <table:table-cell office:value-type="float" office:value="300" calcext:value-type="float">
            <text:p>300</text:p>
          </table:table-cell>
          <table:table-cell office:value-type="float" office:value="11" calcext:value-type="float">
            <text:p>11</text:p>
          </table:table-cell>
          <table:table-cell office:value-type="float" office:value="7777" calcext:value-type="float">
            <text:p>7777</text:p>
          </table:table-cell>
          <table:table-cell table:style-name="ce5" table:formula="of:=IF([.I28]=[.Y28];1;0)" office:value-type="float" office:value="1" calcext:value-type="float">
            <text:p>1</text:p>
          </table:table-cell>
          <table:table-cell office:value-type="string" calcext:value-type="string">
            <text:p>1e61f090200b0008</text:p>
          </table:table-cell>
          <table:table-cell table:style-name="ce6" table:formula="of:=UPPER([.H28])" office:value-type="string" office:string-value="1E61F090200B0008" calcext:value-type="string">
            <text:p>1E61F090200B0008</text:p>
          </table:table-cell>
          <table:table-cell table:formula="of:=DEC2HEX([.F28];4)" office:value-type="string" office:string-value="1E61" calcext:value-type="string">
            <text:p>1E61</text:p>
          </table:table-cell>
          <table:table-cell table:style-name="ce8" office:value-type="string" calcext:value-type="string">
            <text:p>F0</text:p>
          </table:table-cell>
          <table:table-cell table:style-name="ce12" table:formula="of:=DEC2BIN(HEX2DEC([.K28]);8)" office:value-type="string" office:string-value="11110000" calcext:value-type="string">
            <text:p>11110000</text:p>
          </table:table-cell>
          <table:table-cell table:style-name="ce7" table:formula="of:=LEFT([.L28];4)" office:value-type="string" office:string-value="1111" calcext:value-type="string">
            <text:p>1111</text:p>
          </table:table-cell>
          <table:table-cell table:style-name="ce7" table:formula="of:=BIN2DEC([.M28])"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formula="of:=DEC2BIN(HEX2DEC([.O28]);8)" office:value-type="string" office:string-value="10010000" calcext:value-type="string">
            <text:p>10010000</text:p>
          </table:table-cell>
          <table:table-cell table:formula="of:=LEFT([.P28];4)" office:value-type="string" office:string-value="1001" calcext:value-type="string">
            <text:p>1001</text:p>
          </table:table-cell>
          <table:table-cell table:style-name="Default" table:formula="of:=RIGHT([.P28];4)" office:value-type="string" office:string-value="0000" calcext:value-type="string">
            <text:p>0000</text:p>
          </table:table-cell>
          <table:table-cell table:formula="of:=BIN2DEC([.Q28])" office:value-type="float" office:value="9" calcext:value-type="float">
            <text:p>9</text:p>
          </table:table-cell>
          <table:table-cell table:formula="of:=BIN2DEC([.R28])" office:value-type="float" office:value="0" calcext:value-type="float">
            <text:p>0</text:p>
          </table:table-cell>
          <table:table-cell table:formula="of:=HEX2DEC([.O28])"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formula="of:=DEC2HEX([.E28];2)" office:value-type="string" office:string-value="0B" calcext:value-type="string">
            <text:p>0B</text:p>
          </table:table-cell>
          <table:table-cell office:value-type="string" calcext:value-type="string">
            <text:p>0008</text:p>
          </table:table-cell>
          <table:table-cell table:formula="of:=[.J28]&amp;[.K28]&amp;[.O28]&amp;[.V28]&amp;[.W28]&amp;[.X28]" office:value-type="string" office:string-value="1E61F090200B0008" calcext:value-type="string">
            <text:p>1E61F090200B0008</text:p>
          </table:table-cell>
          <table:table-cell/>
          <table:table-cell table:formula="of:=HEX2DEC([.X28])" office:value-type="float" office:value="8" calcext:value-type="float">
            <text:p>8</text:p>
          </table:table-cell>
        </table:table-row>
        <table:table-row table:style-name="ro3">
          <table:table-cell table:number-columns-repeated="27"/>
        </table:table-row>
        <table:table-row table:style-name="ro4" table:number-rows-repeated="1048537">
          <table:table-cell table:number-columns-repeated="27"/>
        </table:table-row>
        <table:table-row table:style-name="ro3" table:number-rows-repeated="9">
          <table:table-cell table:number-columns-repeated="27"/>
        </table:table-row>
        <table:table-row table:style-name="ro3">
          <table:table-cell table:number-columns-repeated="27"/>
        </table:table-row>
        <calcext:conditional-formats>
          <calcext:conditional-format calcext:target-range-address="Tabelle1.G1:Tabelle1.G27">
            <calcext:condition calcext:apply-style-name="grün" calcext:value="=1" calcext:base-cell-address="Tabelle1.G1"/>
            <calcext:condition calcext:apply-style-name="rot" calcext:value="!=1" calcext:base-cell-address="Tabelle1.G1"/>
          </calcext:conditional-format>
          <calcext:conditional-format calcext:target-range-address="Tabelle1.G28:Tabelle1.G28">
            <calcext:condition calcext:apply-style-name="grün" calcext:value="=1" calcext:base-cell-address="Tabelle1.G28"/>
            <calcext:condition calcext:apply-style-name="rot" calcext:value="!=1" calcext:base-cell-address="Tabelle1.G28"/>
          </calcext:conditional-format>
        </calcext:conditional-formats>
      </table:table>
      <table:table table:name="Tabelle2" table:style-name="ta1">
        <table:table-column table:style-name="co1" table:number-columns-repeated="4" table:default-cell-style-name="Default"/>
        <table:table-row table:style-name="ro4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OFF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ON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4"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FF</text:p>
          </table:table-cell>
        </table:table-row>
        <table:table-row table:style-name="ro4"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</text:p>
          </table:table-cell>
        </table:table-row>
        <table:table-row table:style-name="ro4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FF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FF</text:p>
          </table:table-cell>
        </table:table-row>
        <table:table-row table:style-name="ro4"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ün" style:family="table-cell" style:parent-style-name="Default">
      <style:table-cell-properties fo:background-color="#008000" style:vertical-justify="auto"/>
      <style:paragraph-properties css3t:text-justify="auto"/>
    </style:style>
    <style:style style:name="rot" style:family="table-cell" style:parent-style-name="Default">
      <style:table-cell-properties fo:background-color="#ff0000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.00.0000</text:date>, <text:time style:data-style-name="N2" text:time-value="0000-00-00T00:00:04.08564665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2T17:29:58.664000000</meta:creation-date>
    <dc:date>2014-03-22T23:24:42.320561618</dc:date>
    <meta:editing-duration>PT2H45M12S</meta:editing-duration>
    <meta:editing-cycles>17</meta:editing-cycles>
    <meta:generator>LibreOffice/4.1.3.2$Linux_X86_64 LibreOffice_project/410m0$Build-2</meta:generator>
    <dc:creator>Max Schulze</dc:creator>
    <meta:document-statistic meta:table-count="2" meta:cell-count="733" meta:object-count="0"/>
  </office:meta>
</office:document-meta>
</file>